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6.81">
            <text:p>26.810</text:p>
          </table:table-cell>
          <table:table-cell office:value-type="float" office:value="10">
            <text:p>10</text:p>
          </table:table-cell>
          <table:table-cell table:formula="of:=[.C3]*1.01" office:value-type="float" office:value="29.6149191822744">
            <text:p>29.6149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3.0203250935695">
            <text:p>23.0203</text:p>
          </table:table-cell>
          <table:table-cell table:style-name="ce7" office:value-type="float" office:value="28.32">
            <text:p>28.32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31.2828985916453">
            <text:p>31.2829</text:p>
          </table:table-cell>
          <table:table-cell table:style-name="ce7" office:value-type="float" office:value="28.45">
            <text:p>28.45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1.4264994679488">
            <text:p>31.4265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6.81">
            <text:p>26.8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9.3217021606677">
            <text:p>29.321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2.7924010827421">
            <text:p>22.7924</text:p>
          </table:table-cell>
          <table:table-cell table:style-name="ce8" table:formula="of:=[.V2]" office:value-type="float" office:value="28.32">
            <text:p>28.32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30.9731669224211">
            <text:p>30.9732</text:p>
          </table:table-cell>
          <table:table-cell table:style-name="ce8" table:formula="of:=[.Y2]" office:value-type="float" office:value="28.45">
            <text:p>28.45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1.1153460078701">
            <text:p>31.1153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6.81">
            <text:p>26.8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9.0313882778888">
            <text:p>29.0314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2.5667337452892">
            <text:p>22.5667</text:p>
          </table:table-cell>
          <table:table-cell table:style-name="ce8" table:formula="of:=[.V3]" office:value-type="float" office:value="28.32">
            <text:p>28.32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30.6665019033872">
            <text:p>30.6665</text:p>
          </table:table-cell>
          <table:table-cell table:style-name="ce8" table:formula="of:=[.Y3]" office:value-type="float" office:value="28.45">
            <text:p>28.45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0.8072732751189">
            <text:p>30.8073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6.81">
            <text:p>26.8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.7439487899889">
            <text:p>28.7439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2.3433007379101">
            <text:p>22.3433</text:p>
          </table:table-cell>
          <table:table-cell table:style-name="ce8" table:formula="of:=[.V4]" office:value-type="float" office:value="28.32">
            <text:p>28.32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30.3628731716705">
            <text:p>30.3629</text:p>
          </table:table-cell>
          <table:table-cell table:style-name="ce8" table:formula="of:=[.Y4]" office:value-type="float" office:value="28.45">
            <text:p>28.45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0.5022507674444">
            <text:p>30.5023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6.81">
            <text:p>26.8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.4593552376128">
            <text:p>28.459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2.1220799385248">
            <text:p>22.1221</text:p>
          </table:table-cell>
          <table:table-cell table:style-name="ce8" table:formula="of:=[.V5]" office:value-type="float" office:value="28.32">
            <text:p>28.32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30.0622506650203">
            <text:p>30.0623</text:p>
          </table:table-cell>
          <table:table-cell table:style-name="ce8" table:formula="of:=[.Y5]" office:value-type="float" office:value="28.45">
            <text:p>28.45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0.2002482845984">
            <text:p>30.2002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6.81">
            <text:p>26.8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8.177579443181">
            <text:p>28.1776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1.903049444084">
            <text:p>21.9030</text:p>
          </table:table-cell>
          <table:table-cell table:style-name="ce8" table:formula="of:=[.V6]" office:value-type="float" office:value="28.32">
            <text:p>28.32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9.764604618832">
            <text:p>29.7646</text:p>
          </table:table-cell>
          <table:table-cell table:style-name="ce8" table:formula="of:=[.Y6]" office:value-type="float" office:value="28.45">
            <text:p>28.45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9.901235925345">
            <text:p>29.9012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6.81">
            <text:p>26.8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.8985935081">
            <text:p>27.8986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1.6861875684">
            <text:p>21.6862</text:p>
          </table:table-cell>
          <table:table-cell table:style-name="ce8" table:formula="of:=[.V7]" office:value-type="float" office:value="28.32">
            <text:p>28.32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9.4699055632">
            <text:p>29.4699</text:p>
          </table:table-cell>
          <table:table-cell table:style-name="ce8" table:formula="of:=[.Y7]" office:value-type="float" office:value="28.45">
            <text:p>28.45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9.6051840845">
            <text:p>29.605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6.81">
            <text:p>26.8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.62236981">
            <text:p>27.622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1.47147284">
            <text:p>21.4715</text:p>
          </table:table-cell>
          <table:table-cell table:style-name="ce8" table:formula="of:=[.V8]" office:value-type="float" office:value="28.32">
            <text:p>28.32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9.17812432">
            <text:p>29.1781</text:p>
          </table:table-cell>
          <table:table-cell table:style-name="ce8" table:formula="of:=[.Y8]" office:value-type="float" office:value="28.45">
            <text:p>28.45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9.31206345">
            <text:p>29.3121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6.81">
            <text:p>26.8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7.348881">
            <text:p>27.3489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1.258884">
            <text:p>21.2589</text:p>
          </table:table-cell>
          <table:table-cell table:style-name="ce8" table:formula="of:=[.V9]" office:value-type="float" office:value="28.32">
            <text:p>28.32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8.889232">
            <text:p>28.8892</text:p>
          </table:table-cell>
          <table:table-cell table:style-name="ce8" table:formula="of:=[.Y9]" office:value-type="float" office:value="28.45">
            <text:p>28.45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9.021845">
            <text:p>29.0218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6.81">
            <text:p>26.8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7.0781">
            <text:p>27.0781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1.0484">
            <text:p>21.0484</text:p>
          </table:table-cell>
          <table:table-cell table:style-name="ce8" table:formula="of:=[.V10]" office:value-type="float" office:value="28.32">
            <text:p>28.32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8.6032">
            <text:p>28.6032</text:p>
          </table:table-cell>
          <table:table-cell table:style-name="ce8" table:formula="of:=[.Y10]" office:value-type="float" office:value="28.45">
            <text:p>28.45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8.7345">
            <text:p>28.734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6.81">
            <text:p>26.8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6.81">
            <text:p>26.81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0.84">
            <text:p>20.8400</text:p>
          </table:table-cell>
          <table:table-cell table:style-name="ce8" table:formula="of:=[.V11]" office:value-type="float" office:value="28.32">
            <text:p>28.32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8.32">
            <text:p>28.3200</text:p>
          </table:table-cell>
          <table:table-cell table:style-name="ce8" table:formula="of:=[.Y11]" office:value-type="float" office:value="28.45">
            <text:p>28.45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8.45">
            <text:p>28.45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6.81">
            <text:p>26.8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6.5445544554455">
            <text:p>26.5446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0.84">
            <text:p>20.84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0.6336633663366">
            <text:p>20.6337</text:p>
          </table:table-cell>
          <table:table-cell table:style-name="ce8" table:formula="of:=[.V12]" office:value-type="float" office:value="28.32">
            <text:p>28.32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8.039603960396">
            <text:p>28.0396</text:p>
          </table:table-cell>
          <table:table-cell table:style-name="ce8" table:formula="of:=[.Y12]" office:value-type="float" office:value="28.45">
            <text:p>28.45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8.1683168316832">
            <text:p>28.1683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6.81">
            <text:p>26.8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6.2817370845995">
            <text:p>26.2817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0.84">
            <text:p>20.84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0.4293696696402">
            <text:p>20.4294</text:p>
          </table:table-cell>
          <table:table-cell table:style-name="ce8" table:formula="of:=[.V13]" office:value-type="float" office:value="28.32">
            <text:p>28.32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7.761984119204">
            <text:p>27.7620</text:p>
          </table:table-cell>
          <table:table-cell table:style-name="ce8" table:formula="of:=[.Y13]" office:value-type="float" office:value="28.45">
            <text:p>28.45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7.8894226056269">
            <text:p>27.8894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6.81">
            <text:p>26.8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0215218659401">
            <text:p>26.0215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0.2270986828121">
            <text:p>20.2271</text:p>
          </table:table-cell>
          <table:table-cell table:style-name="ce8" table:formula="of:=[.V14]" office:value-type="float" office:value="28.32">
            <text:p>28.32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7.4871129893109">
            <text:p>27.4871</text:p>
          </table:table-cell>
          <table:table-cell table:style-name="ce8" table:formula="of:=[.Y14]" office:value-type="float" office:value="28.45">
            <text:p>28.45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7.6132897085415">
            <text:p>27.6133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6.81">
            <text:p>26.8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.7638830355843">
            <text:p>25.7639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0.0268303790219">
            <text:p>20.0268</text:p>
          </table:table-cell>
          <table:table-cell table:style-name="ce8" table:formula="of:=[.V15]" office:value-type="float" office:value="28.32">
            <text:p>28.32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7.2149633557534">
            <text:p>27.2150</text:p>
          </table:table-cell>
          <table:table-cell table:style-name="ce8" table:formula="of:=[.Y15]" office:value-type="float" office:value="28.45">
            <text:p>28.45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7.3398908005361">
            <text:p>27.3399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6.81">
            <text:p>26.8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5.5087950847369">
            <text:p>25.5088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19.8285449297246">
            <text:p>19.8285</text:p>
          </table:table-cell>
          <table:table-cell table:style-name="ce8" table:formula="of:=[.V16]" office:value-type="float" office:value="28.32">
            <text:p>28.32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6.9455082730231">
            <text:p>26.9455</text:p>
          </table:table-cell>
          <table:table-cell table:style-name="ce8" table:formula="of:=[.Y16]" office:value-type="float" office:value="28.45">
            <text:p>28.45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7.069198812412">
            <text:p>27.069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6.81">
            <text:p>26.8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5.2562327571653">
            <text:p>25.2562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19.6322227026977">
            <text:p>19.6322</text:p>
          </table:table-cell>
          <table:table-cell table:style-name="ce8" table:formula="of:=[.V17]" office:value-type="float" office:value="28.32">
            <text:p>28.32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6.6787210623991">
            <text:p>26.6787</text:p>
          </table:table-cell>
          <table:table-cell table:style-name="ce8" table:formula="of:=[.Y17]" office:value-type="float" office:value="28.45">
            <text:p>28.45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6.8011869429822">
            <text:p>26.801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6.81">
            <text:p>26.8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0061710466983">
            <text:p>25.0062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19.4378442600967">
            <text:p>19.4378</text:p>
          </table:table-cell>
          <table:table-cell table:style-name="ce8" table:formula="of:=[.V18]" office:value-type="float" office:value="28.32">
            <text:p>28.32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6.4145753093061">
            <text:p>26.4146</text:p>
          </table:table-cell>
          <table:table-cell table:style-name="ce8" table:formula="of:=[.Y18]" office:value-type="float" office:value="28.45">
            <text:p>28.45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6.535828656418">
            <text:p>26.5358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6.81">
            <text:p>26.8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.7585851947508">
            <text:p>24.7586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19.2453903565314">
            <text:p>19.2454</text:p>
          </table:table-cell>
          <table:table-cell table:style-name="ce8" table:formula="of:=[.V19]" office:value-type="float" office:value="28.32">
            <text:p>28.32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6.1530448606991">
            <text:p>26.1530</text:p>
          </table:table-cell>
          <table:table-cell table:style-name="ce8" table:formula="of:=[.Y19]" office:value-type="float" office:value="28.45">
            <text:p>28.45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6.2730976796218">
            <text:p>26.273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6.81">
            <text:p>26.8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.5134506878721">
            <text:p>24.5135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19.0548419371598">
            <text:p>19.0548</text:p>
          </table:table-cell>
          <table:table-cell table:style-name="ce8" table:formula="of:=[.V20]" office:value-type="float" office:value="28.32">
            <text:p>28.32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5.8941038224743">
            <text:p>25.8941</text:p>
          </table:table-cell>
          <table:table-cell table:style-name="ce8" table:formula="of:=[.Y20]" office:value-type="float" office:value="28.45">
            <text:p>28.45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6.0129679996255">
            <text:p>26.0130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6.81">
            <text:p>26.8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4.2707432553189">
            <text:p>24.2707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18.8661801358018">
            <text:p>18.8662</text:p>
          </table:table-cell>
          <table:table-cell table:style-name="ce8" table:formula="of:=[.V21]" office:value-type="float" office:value="28.32">
            <text:p>28.32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5.6377265569053">
            <text:p>25.6377</text:p>
          </table:table-cell>
          <table:table-cell table:style-name="ce8" table:formula="of:=[.Y21]" office:value-type="float" office:value="28.45">
            <text:p>28.45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5.7554138610154">
            <text:p>25.755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39">
            <text:p>1.039</text:p>
          </table:table-cell>
          <table:table-cell office:value-type="float" office:value="10">
            <text:p>10</text:p>
          </table:table-cell>
          <table:table-cell table:formula="of:=[.C26]*1.01" office:value-type="float" office:value="1.14770238830224">
            <text:p>1.1477</text:p>
          </table:table-cell>
          <table:table-cell table:style-name="ce7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2.6447535709297">
            <text:p>22.6448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1677296879073">
            <text:p>1.1168</text:p>
          </table:table-cell>
          <table:table-cell table:style-name="ce7" office:value-type="float" office:value="1.005">
            <text:p>1.00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11014523603826">
            <text:p>1.1101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39">
            <text:p>1.039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3633899831905">
            <text:p>1.1363</text:p>
          </table:table-cell>
          <table:table-cell table:style-name="ce8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2.4205480900294">
            <text:p>22.4205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0571581068389">
            <text:p>1.1057</text:p>
          </table:table-cell>
          <table:table-cell table:style-name="ce8" table:formula="of:=[.Y25]" office:value-type="float" office:value="1.005">
            <text:p>1.00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09915369904778">
            <text:p>1.099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39">
            <text:p>1.039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2508811714758">
            <text:p>1.1251</text:p>
          </table:table-cell>
          <table:table-cell table:style-name="ce8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2.1985624653756">
            <text:p>22.1986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09476812938999">
            <text:p>1.0948</text:p>
          </table:table-cell>
          <table:table-cell table:style-name="ce8" table:formula="of:=[.Y26]" office:value-type="float" office:value="1.005">
            <text:p>1.00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08827098915622">
            <text:p>1.088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39">
            <text:p>1.039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1394863083918">
            <text:p>1.1139</text:p>
          </table:table-cell>
          <table:table-cell table:style-name="ce8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1.9787747181937">
            <text:p>21.978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8392884098019">
            <text:p>1.0839</text:p>
          </table:table-cell>
          <table:table-cell table:style-name="ce8" table:formula="of:=[.Y27]" office:value-type="float" office:value="1.005">
            <text:p>1.00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07749602886755">
            <text:p>1.0775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39">
            <text:p>1.039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0291943647444">
            <text:p>1.1029</text:p>
          </table:table-cell>
          <table:table-cell table:style-name="ce8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1.7611630873205">
            <text:p>21.7612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7319687225761">
            <text:p>1.0732</text:p>
          </table:table-cell>
          <table:table-cell table:style-name="ce8" table:formula="of:=[.Y28]" office:value-type="float" office:value="1.005">
            <text:p>1.00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06682775135401">
            <text:p>1.06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39">
            <text:p>1.039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0919994420539">
            <text:p>1.0920</text:p>
          </table:table-cell>
          <table:table-cell table:style-name="ce8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1.54570602705">
            <text:p>21.5457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625711606511">
            <text:p>1.0626</text:p>
          </table:table-cell>
          <table:table-cell table:style-name="ce8" table:formula="of:=[.Y29]" office:value-type="float" office:value="1.005">
            <text:p>1.00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0562651003505">
            <text:p>1.056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39">
            <text:p>1.039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8118756639">
            <text:p>1.0812</text:p>
          </table:table-cell>
          <table:table-cell table:style-name="ce8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1.332382205">
            <text:p>21.3324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5205065411">
            <text:p>1.0521</text:p>
          </table:table-cell>
          <table:table-cell table:style-name="ce8" table:formula="of:=[.Y30]" office:value-type="float" office:value="1.005">
            <text:p>1.00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04580703005">
            <text:p>1.045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39">
            <text:p>1.039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70482739">
            <text:p>1.0705</text:p>
          </table:table-cell>
          <table:table-cell table:style-name="ce8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1.1211705">
            <text:p>21.1212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41634311">
            <text:p>1.0416</text:p>
          </table:table-cell>
          <table:table-cell table:style-name="ce8" table:formula="of:=[.Y31]" office:value-type="float" office:value="1.005">
            <text:p>1.00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035452505">
            <text:p>1.035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39">
            <text:p>1.039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598839">
            <text:p>1.0599</text:p>
          </table:table-cell>
          <table:table-cell table:style-name="ce8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0.91205">
            <text:p>20.9121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313211">
            <text:p>1.0313</text:p>
          </table:table-cell>
          <table:table-cell table:style-name="ce8" table:formula="of:=[.Y32]" office:value-type="float" office:value="1.005">
            <text:p>1.00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0252005">
            <text:p>1.025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39">
            <text:p>1.039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4939">
            <text:p>1.0494</text:p>
          </table:table-cell>
          <table:table-cell table:style-name="ce8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0.705">
            <text:p>20.7050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2111">
            <text:p>1.0211</text:p>
          </table:table-cell>
          <table:table-cell table:style-name="ce8" table:formula="of:=[.Y33]" office:value-type="float" office:value="1.005">
            <text:p>1.00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01505">
            <text:p>1.015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39">
            <text:p>1.039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39">
            <text:p>1.0390</text:p>
          </table:table-cell>
          <table:table-cell table:style-name="ce8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0.5">
            <text:p>20.50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11">
            <text:p>1.0110</text:p>
          </table:table-cell>
          <table:table-cell table:style-name="ce8" table:formula="of:=[.Y34]" office:value-type="float" office:value="1.005">
            <text:p>1.00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005">
            <text:p>1.0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39">
            <text:p>1.039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2871287128713">
            <text:p>1.0287</text:p>
          </table:table-cell>
          <table:table-cell table:style-name="ce8" table:formula="of:=[.D35]" office:value-type="float" office:value="20.5">
            <text:p>20.50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0.2970297029703">
            <text:p>20.2970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11">
            <text:p>1.0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009900990099">
            <text:p>1.0010</text:p>
          </table:table-cell>
          <table:table-cell table:style-name="ce8" table:formula="of:=[.Y35]" office:value-type="float" office:value="1.005">
            <text:p>1.00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995049504950495">
            <text:p>0.995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39">
            <text:p>1.039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1852759533379">
            <text:p>1.0185</text:p>
          </table:table-cell>
          <table:table-cell table:style-name="ce8" table:formula="of:=[.D36]" office:value-type="float" office:value="20.5">
            <text:p>20.50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0.0960690128419">
            <text:p>20.0961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11">
            <text:p>1.0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991079305950397">
            <text:p>0.9911</text:p>
          </table:table-cell>
          <table:table-cell table:style-name="ce8" table:formula="of:=[.Y36]" office:value-type="float" office:value="1.005">
            <text:p>1.00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985197529653955">
            <text:p>0.985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39">
            <text:p>1.039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0844316369682">
            <text:p>1.0084</text:p>
          </table:table-cell>
          <table:table-cell table:style-name="ce8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9.8970980325167">
            <text:p>19.8971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81266639554849">
            <text:p>0.9813</text:p>
          </table:table-cell>
          <table:table-cell table:style-name="ce8" table:formula="of:=[.Y37]" office:value-type="float" office:value="1.005">
            <text:p>1.00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975443098667282">
            <text:p>0.9754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39">
            <text:p>1.039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0.998458577917646">
            <text:p>0.9985</text:p>
          </table:table-cell>
          <table:table-cell table:style-name="ce8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9.7000970618977">
            <text:p>19.7001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71551128272127">
            <text:p>0.9716</text:p>
          </table:table-cell>
          <table:table-cell table:style-name="ce8" table:formula="of:=[.Y38]" office:value-type="float" office:value="1.005">
            <text:p>1.00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96578524620523">
            <text:p>0.965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39">
            <text:p>1.039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0.988572849423412">
            <text:p>0.9886</text:p>
          </table:table-cell>
          <table:table-cell table:style-name="ce8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9.5050465959383">
            <text:p>19.5050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61931810170423">
            <text:p>0.9619</text:p>
          </table:table-cell>
          <table:table-cell table:style-name="ce8" table:formula="of:=[.Y39]" office:value-type="float" office:value="1.005">
            <text:p>1.00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956223016044782">
            <text:p>0.956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39">
            <text:p>1.039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78784999429121">
            <text:p>0.9788</text:p>
          </table:table-cell>
          <table:table-cell table:style-name="ce8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9.3119273227112">
            <text:p>19.3119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52407732842003">
            <text:p>0.9524</text:p>
          </table:table-cell>
          <table:table-cell table:style-name="ce8" table:formula="of:=[.Y40]" office:value-type="float" office:value="1.005">
            <text:p>1.00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946755461430477">
            <text:p>0.9468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39">
            <text:p>1.039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69094058840714">
            <text:p>0.9691</text:p>
          </table:table-cell>
          <table:table-cell table:style-name="ce8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9.1207201214963">
            <text:p>19.1207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42977953308914">
            <text:p>0.9430</text:p>
          </table:table-cell>
          <table:table-cell table:style-name="ce8" table:formula="of:=[.Y41]" office:value-type="float" office:value="1.005">
            <text:p>1.00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937381644980671">
            <text:p>0.937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39">
            <text:p>1.039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59499068159123">
            <text:p>0.9595</text:p>
          </table:table-cell>
          <table:table-cell table:style-name="ce8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8.9314060608874">
            <text:p>18.9314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33641537929618">
            <text:p>0.9336</text:p>
          </table:table-cell>
          <table:table-cell table:style-name="ce8" table:formula="of:=[.Y42]" office:value-type="float" office:value="1.005">
            <text:p>1.00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928100638594724">
            <text:p>0.928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39">
            <text:p>1.039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4999907738527">
            <text:p>0.9500</text:p>
          </table:table-cell>
          <table:table-cell table:style-name="ce8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8.7439663969182">
            <text:p>18.7440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24397562306552">
            <text:p>0.9244</text:p>
          </table:table-cell>
          <table:table-cell table:style-name="ce8" table:formula="of:=[.Y43]" office:value-type="float" office:value="1.005">
            <text:p>1.00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918911523361112">
            <text:p>0.918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39">
            <text:p>1.039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4059314592601">
            <text:p>0.9406</text:p>
          </table:table-cell>
          <table:table-cell table:style-name="ce8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8.5583825712062">
            <text:p>18.55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15245111194606">
            <text:p>0.9152</text:p>
          </table:table-cell>
          <table:table-cell table:style-name="ce8" table:formula="of:=[.Y44]" office:value-type="float" office:value="1.005">
            <text:p>1.00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909813389466448">
            <text:p>0.90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3.919">
            <text:p>3.919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4.32901410948651">
            <text:p>4.3290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3.919">
            <text:p>3.919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4.28615258365001">
            <text:p>4.2862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3.919">
            <text:p>3.919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4.24371542935645">
            <text:p>4.2437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3.919">
            <text:p>3.919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4.20169844490737">
            <text:p>4.201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3.919">
            <text:p>3.919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4.16009747020532">
            <text:p>4.160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3.919">
            <text:p>3.919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4.1189083863419">
            <text:p>4.1189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3.919">
            <text:p>3.919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4.07812711519">
            <text:p>4.0781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3.919">
            <text:p>3.919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4.037749619">
            <text:p>4.0377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3.919">
            <text:p>3.919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.9977719">
            <text:p>3.9978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3.919">
            <text:p>3.919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.95819">
            <text:p>3.9582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3.919">
            <text:p>3.919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.919">
            <text:p>3.919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3.919">
            <text:p>3.919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.88019801980198">
            <text:p>3.880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3.919">
            <text:p>3.919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.84178021762572">
            <text:p>3.841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3.919">
            <text:p>3.919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.80374278972844">
            <text:p>3.8037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3.919">
            <text:p>3.919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.76608197002816">
            <text:p>3.766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3.919">
            <text:p>3.919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.72879402973085">
            <text:p>3.728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3.919">
            <text:p>3.919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.69187527696124">
            <text:p>3.691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3.919">
            <text:p>3.919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.65532205639726">
            <text:p>3.6553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3.919">
            <text:p>3.919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.61913074890818">
            <text:p>3.619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3.919">
            <text:p>3.919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.58329777119622">
            <text:p>3.583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3.919">
            <text:p>3.919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.5478195754418">
            <text:p>3.547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715">
            <text:p>7.715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52215969754744">
            <text:p>8.5222</text:p>
          </table:table-cell>
          <table:table-cell table:style-name="ce7" office:value-type="float" office:value="3.995">
            <text:p>3.995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4.41296539101776">
            <text:p>4.4130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715">
            <text:p>7.715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43778187875984">
            <text:p>8.4378</text:p>
          </table:table-cell>
          <table:table-cell table:style-name="ce8" table:formula="of:=[.Y25]" office:value-type="float" office:value="3.995">
            <text:p>3.995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4.36927266437402">
            <text:p>4.369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715">
            <text:p>7.715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35423948392064">
            <text:p>8.3542</text:p>
          </table:table-cell>
          <table:table-cell table:style-name="ce8" table:formula="of:=[.Y26]" office:value-type="float" office:value="3.995">
            <text:p>3.995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4.32601253898418">
            <text:p>4.326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715">
            <text:p>7.715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27152424150558">
            <text:p>8.2715</text:p>
          </table:table-cell>
          <table:table-cell table:style-name="ce8" table:formula="of:=[.Y27]" office:value-type="float" office:value="3.995">
            <text:p>3.995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4.28318073166751">
            <text:p>4.2832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715">
            <text:p>7.715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18962796188672">
            <text:p>8.1896</text:p>
          </table:table-cell>
          <table:table-cell table:style-name="ce8" table:formula="of:=[.Y28]" office:value-type="float" office:value="3.995">
            <text:p>3.995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4.240773001651">
            <text:p>4.240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715">
            <text:p>7.715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1085425365215">
            <text:p>8.1085</text:p>
          </table:table-cell>
          <table:table-cell table:style-name="ce8" table:formula="of:=[.Y29]" office:value-type="float" office:value="3.995">
            <text:p>3.995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4.1987851501495">
            <text:p>4.1988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715">
            <text:p>7.715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02825993715">
            <text:p>8.0283</text:p>
          </table:table-cell>
          <table:table-cell table:style-name="ce8" table:formula="of:=[.Y30]" office:value-type="float" office:value="3.995">
            <text:p>3.995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4.15721301995">
            <text:p>4.1572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715">
            <text:p>7.715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7.948772215">
            <text:p>7.9488</text:p>
          </table:table-cell>
          <table:table-cell table:style-name="ce8" table:formula="of:=[.Y31]" office:value-type="float" office:value="3.995">
            <text:p>3.995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4.116052495">
            <text:p>4.116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715">
            <text:p>7.715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7.8700715">
            <text:p>7.8701</text:p>
          </table:table-cell>
          <table:table-cell table:style-name="ce8" table:formula="of:=[.Y32]" office:value-type="float" office:value="3.995">
            <text:p>3.995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4.0752995">
            <text:p>4.075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715">
            <text:p>7.715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79215">
            <text:p>7.7922</text:p>
          </table:table-cell>
          <table:table-cell table:style-name="ce8" table:formula="of:=[.Y33]" office:value-type="float" office:value="3.995">
            <text:p>3.995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4.03495">
            <text:p>4.0350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715">
            <text:p>7.715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715">
            <text:p>7.7150</text:p>
          </table:table-cell>
          <table:table-cell table:style-name="ce8" table:formula="of:=[.Y34]" office:value-type="float" office:value="3.995">
            <text:p>3.995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3.995">
            <text:p>3.99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715">
            <text:p>7.715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63861386138614">
            <text:p>7.6386</text:p>
          </table:table-cell>
          <table:table-cell table:style-name="ce8" table:formula="of:=[.Y35]" office:value-type="float" office:value="3.995">
            <text:p>3.995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3.95544554455446">
            <text:p>3.9554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715">
            <text:p>7.715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5629840211744">
            <text:p>7.5630</text:p>
          </table:table-cell>
          <table:table-cell table:style-name="ce8" table:formula="of:=[.Y36]" office:value-type="float" office:value="3.995">
            <text:p>3.995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3.91628271738065">
            <text:p>3.9163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715">
            <text:p>7.715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48810299126178">
            <text:p>7.4881</text:p>
          </table:table-cell>
          <table:table-cell table:style-name="ce8" table:formula="of:=[.Y37]" office:value-type="float" office:value="3.995">
            <text:p>3.995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3.87750764097094">
            <text:p>3.8775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715">
            <text:p>7.715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41396335768493">
            <text:p>7.4140</text:p>
          </table:table-cell>
          <table:table-cell table:style-name="ce8" table:formula="of:=[.Y38]" office:value-type="float" office:value="3.995">
            <text:p>3.995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3.83911647620885">
            <text:p>3.8391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715">
            <text:p>7.715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34055777988607">
            <text:p>7.3406</text:p>
          </table:table-cell>
          <table:table-cell table:style-name="ce8" table:formula="of:=[.Y39]" office:value-type="float" office:value="3.995">
            <text:p>3.995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3.80110542198896">
            <text:p>3.8011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715">
            <text:p>7.715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26787898998621">
            <text:p>7.2679</text:p>
          </table:table-cell>
          <table:table-cell table:style-name="ce8" table:formula="of:=[.Y40]" office:value-type="float" office:value="3.995">
            <text:p>3.995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3.76347071484056">
            <text:p>3.763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715">
            <text:p>7.715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19591979206555">
            <text:p>7.1959</text:p>
          </table:table-cell>
          <table:table-cell table:style-name="ce8" table:formula="of:=[.Y41]" office:value-type="float" office:value="3.995">
            <text:p>3.995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3.72620862855501">
            <text:p>3.726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715">
            <text:p>7.715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12467306145104">
            <text:p>7.1247</text:p>
          </table:table-cell>
          <table:table-cell table:style-name="ce8" table:formula="of:=[.Y42]" office:value-type="float" office:value="3.995">
            <text:p>3.995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3.68931547381684">
            <text:p>3.689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715">
            <text:p>7.715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05413174401093">
            <text:p>7.0541</text:p>
          </table:table-cell>
          <table:table-cell table:style-name="ce8" table:formula="of:=[.Y43]" office:value-type="float" office:value="3.995">
            <text:p>3.995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3.65278759783845">
            <text:p>3.6528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715">
            <text:p>7.715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6.98428885545637">
            <text:p>6.9843</text:p>
          </table:table-cell>
          <table:table-cell table:style-name="ce8" table:formula="of:=[.Y44]" office:value-type="float" office:value="3.995">
            <text:p>3.995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3.61662138399847">
            <text:p>3.616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2015／07／13</text:date>, <text:time>15:02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13T15:02:30.47</dc:date>
    <meta:editing-duration>P60DT1H31M38S</meta:editing-duration>
    <meta:editing-cycles>201</meta:editing-cycles>
    <meta:generator>OpenOffice/4.1.1$Win32 OpenOffice.org_project/411m6$Build-9775</meta:generator>
    <meta:document-statistic meta:table-count="9" meta:cell-count="4993" meta:object-count="0"/>
  </office:meta>
</office:document-meta>
</file>